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construtor que você mostrou tem uma função muito clara e única: <text:span text:style-name="T1">inicializar o objeto definindo seu estado inicial.</text:span></text:p>
      <text:h text:style-name="Heading_20_3" text:outline-level="3">1. O que o Código Faz:</text:h>
      <text:p text:style-name="Text_20_body">constructor() {</text:p>
      <text:p text:style-name="Text_20_body"><text:s text:c="4"/>this.estado = new Offline(this);</text:p>
      <text:p text:style-name="Text_20_body">}</text:p>
      <text:p text:style-name="Text_20_body"/>
      <text:list text:style-name="L1">
        <text:list-item>
          <text:p text:style-name="P1"><text:span text:style-name="Source_20_Text"><text:span text:style-name="T1">constructor()</text:span></text:span><text:span text:style-name="T1">:</text:span> É a função que é chamada <text:span text:style-name="T1">automaticamente</text:span> assim que você cria uma nova instância dessa classe (ex: <text:span text:style-name="Source_20_Text">let conexao = new MinhaClasseDeConexao();</text:span>).</text:p>
        </text:list-item>
      </text:list>
      <text:list text:style-name="L2">
        <text:list-item>
          <text:p text:style-name="P2"><text:span text:style-name="Source_20_Text"><text:span text:style-name="T1">this.estado</text:span></text:span><text:span text:style-name="T1">:</text:span> Cria uma <text:span text:style-name="T1">variável (atributo)</text:span> dentro do novo objeto, e essa variável é chamada <text:span text:style-name="Source_20_Text">estado</text:span>. É ela que vai controlar o comportamento do objeto.</text:p>
        </text:list-item>
      </text:list>
      <text:list text:style-name="L3">
        <text:list-item>
          <text:p text:style-name="P3"><text:span text:style-name="Source_20_Text"><text:span text:style-name="T1">new Offline(this)</text:span></text:span><text:span text:style-name="T1">:</text:span> Cria um <text:span text:style-name="T1">novo objeto</text:span> da classe <text:span text:style-name="Source_20_Text">Offline</text:span> e o armazena em <text:span text:style-name="Source_20_Text">this.estado</text:span>.</text:p>
        </text:list-item>
      </text:list>
      <text:list text:style-name="L4">
        <text:list-item>
          <text:p text:style-name="P4"><text:span text:style-name="Source_20_Text"><text:span text:style-name="T1">(this)</text:span></text:span><text:span text:style-name="T1">:</text:span> Isso é crucial! O <text:span text:style-name="Source_20_Text">this</text:span> dentro dos parênteses significa que ele está <text:span text:style-name="T1">passando uma referência</text:span> do objeto que está sendo construído (o objeto principal) para o objeto <text:span text:style-name="Source_20_Text">Offline</text:span>.</text:p>
        </text:list-item>
      </text:list>
      <text:h text:style-name="Heading_20_3" text:outline-level="3">2. O Significado Prático (Padrão State):</text:h>
      <text:p text:style-name="Text_20_body">Em termos simples, este construtor diz:</text:p>
      <text:p text:style-name="Quotations">"Sempre que você criar um novo objeto meu, ele deve <text:span text:style-name="T1">começar no estado </text:span><text:span text:style-name="Source_20_Text"><text:span text:style-name="T1">Offline</text:span></text:span>."</text:p>
      <text:p text:style-name="P5">A funcionalidade é a seguinte:</text:p>
      <text:list text:style-name="L5">
        <text:list-item>
          <text:p text:style-name="P6">O objeto principal (a classe onde este construtor está) é o <text:span text:style-name="T1">Contexto</text:span>. Ele delega suas ações para o objeto que está na variável <text:span text:style-name="Source_20_Text">this.estado</text:span>.</text:p>
        </text:list-item>
        <text:list-item>
          <text:p text:style-name="P6">O objeto <text:span text:style-name="Source_20_Text">Offline</text:span> é o <text:span text:style-name="T1">Estado Inicial</text:span>. Ele sabe como o objeto principal deve se comportar quando está desconectado (por exemplo, o método <text:span text:style-name="Source_20_Text">enviarMensagem()</text:span> nesse estado pode apenas retornar um erro dizendo "Você está offline").</text:p>
        </text:list-item>
        <text:list-item>
          <text:p text:style-name="P6">Quando o status mudar (por exemplo, o objeto ficar online), o código irá simplesmente trocar o objeto em <text:span text:style-name="Source_20_Text">this.estado</text:span> para uma nova instância, como <text:span text:style-name="Source_20_Text">this.estado = new Online(this);</text:span>.</text:p>
        </text:list-item>
      </text:list>
      <text:p text:style-name="Text_20_body"><text:span text:style-name="T1">Resumindo:</text:span> O construtor inicia o objeto em seu <text:span text:style-name="T1">primeiro comportamento</text:span> (o comportamento <text:span text:style-name="Source_20_Text">Offline</text:span>)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0:27:07.741986603</meta:creation-date>
    <dc:date>2025-11-03T10:35:34.215597193</dc:date>
    <meta:editing-duration>PT8M28S</meta:editing-duration>
    <meta:editing-cycles>1</meta:editing-cycles>
    <meta:document-statistic meta:table-count="0" meta:image-count="0" meta:object-count="0" meta:page-count="1" meta:paragraph-count="17" meta:word-count="260" meta:character-count="1595" meta:non-whitespace-character-count="1355"/>
    <meta:generator>LibreOffice/24.2.7.2$Linux_X86_64 LibreOffice_project/420$Build-2</meta:generator>
  </office:meta>
</office:document-meta>
</file>